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3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Make new spritesheet for Character Selec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VS Screen and logic for End game screen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4 h</text:p>
          </table:table-cell>
          <table:table-cell table:style-name="ce18" office:value-type="date" office:date-value="2019-05-29" calcext:value-type="date">
            <text:p>29/05/19</text:p>
          </table:table-cell>
          <table:table-cell table:style-name="ce18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ntro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Esthetic of character selection and vs and end game scree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6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 creation + misc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3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7" calcext:value-type="date">
            <text:p>27/05/19</text:p>
          </table:table-cell>
          <table:table-cell table:style-name="ce19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Grabbed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Dhalsim animations timer fix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4 h</text:p>
          </table:table-cell>
          <table:table-cell table:style-name="ce19" office:value-type="string" calcext:value-type="string">
            <text:p>5 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Put grab animation in spritesheets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h</text:p>
          </table:table-cell>
          <table:table-cell table:style-name="ce19" office:value-type="string" calcext:value-type="string">
            <text:p>30 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s / Logic / Animation / Misc</text:p>
          </table:table-cell>
          <table:table-cell table:style-name="ce19" office:value-type="string" calcext:value-type="string">
            <text:p>Adrià</text:p>
          </table:table-cell>
          <table:table-cell table:number-columns-repeated="2" table:style-name="ce19" office:value-type="string" calcext:value-type="string">
            <text:p>5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Ending Fonts / sfx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Messing with fonts / sfx / endingbattle /startbattle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Add special movements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3 h</text:p>
          </table:table-cell>
          <table:table-cell table:style-name="ce21" office:value-type="string" calcext:value-type="string">
            <text:p>4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defending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2h</text:p>
          </table:table-cell>
          <table:table-cell table:style-name="ce23" office:value-type="time" office:time-value="PT01H30M30S" calcext:value-type="time">
            <text:p>01:30:30</text:p>
          </table:table-cell>
          <table:table-cell table:style-name="ce22" office:value-type="date" office:date-value="2019-04-28" calcext:value-type="date">
            <text:p>28/04/19</text:p>
          </table:table-cell>
          <table:table-cell table:style-name="ce21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lame reprogramm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:15 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9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dd audio when hitt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45 h</text:p>
          </table:table-cell>
          <table:table-cell table:style-name="ce19" office:value-type="string" calcext:value-type="string">
            <text:p>4 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uadrar los combos mejo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Yoga drill y yoga mummy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:30 h</text:p>
          </table:table-cell>
          <table:table-cell table:style-name="ce21" office:value-type="string" calcext:value-type="string">
            <text:p>1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3" office:value-type="time" office:time-value="PT00H30M00S" calcext:value-type="time">
            <text:p>00:30: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kick movement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50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make jumps bette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State cage dizzi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 : 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30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67">
          <table:table-cell table:style-name="ce19"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40">
          <table:table-cell table:style-name="ce19" table:number-columns-repeated="6"/>
          <table:table-cell table:number-columns-repeated="1018"/>
        </table:table-row>
        <table:table-row table:style-name="ro7" table:number-rows-repeated="104833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31T23:31:20.846000000</dc:date>
    <meta:editing-cycles>75</meta:editing-cycles>
    <meta:editing-duration>PT8H4M53S</meta:editing-duration>
    <meta:document-statistic meta:table-count="1" meta:cell-count="754" meta:object-count="0"/>
  </office:meta>
</office:document-meta>
</file>